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language="en" fo:country="US"/>
    </style:style>
    <style:style style:name="P2" style:family="paragraph" style:parent-style-name="Standard">
      <style:text-properties style:font-name="Century Gothic" fo:language="en" fo:country="US" fo:font-weight="bold" style:font-weight-asian="bold"/>
    </style:style>
    <style:style style:name="P3" style:family="paragraph" style:parent-style-name="Standard" style:list-style-name="WW8Num12">
      <style:text-properties style:font-name="Century Gothic" fo:language="en" fo:country="US"/>
    </style:style>
    <style:style style:name="P4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5" style:family="paragraph" style:parent-style-name="Subtitle">
      <style:paragraph-properties fo:margin-left="0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5"><text:tab/>- Operator<text:line-break/><text:tab/>- Control Flow (if-else, for/while)</text:p>
      <text:p text:style-name="P1"/>
      <text:p text:style-name="P1"/>
      <text:p text:style-name="P2">Objective :</text:p>
      <text:list xml:id="list665950729" text:style-name="WW8Num12">
        <text:list-item>
          <text:p text:style-name="P3">Memahami Operator</text:p>
        </text:list-item>
        <text:list-item>
          <text:p text:style-name="P3">Memahami Control Flow (if-else, for/while)</text:p>
        </text:list-item>
        <text:list-item>
          <text:p text:style-name="P3">Memakai percabangan yang tepat</text:p>
        </text:list-item>
        <text:list-item>
          <text:p text:style-name="P3">Memakai perulangan yang tepat</text:p>
        </text:list-item>
      </text:list>
      <text:p text:style-name="P1"/>
      <text:p text:style-name="P1"/>
      <text:p text:style-name="P2">Preface :</text:p>
      <text:p text:style-name="P2"/>
      <text:list xml:id="list915310702" text:continue-numbering="true" text:style-name="WW8Num12">
        <text:list-item>
          <text:list>
            <text:list-item>
              <text:p text:style-name="P4">Apakah yang disebut Operator Aritmatika dan apa fungsinya ?</text:p>
            </text:list-item>
            <text:list-item>
              <text:p text:style-name="P4">Apa fungsi percabangan else-if ?, dan tuliskan contoh sintaks else-if !</text:p>
            </text:list-item>
            <text:list-item>
              <text:p text:style-name="P4">Perulangan di dalam Java terdapat 3 macam, sebutkan !</text:p>
            </text:list-item>
            <text:list-item>
              <text:p text:style-name="P4">Apa fungsi perulangan for ?, dan berikan contoh sintaks perulangan for !</text:p>
            </text:list-item>
            <text:list-item>
              <text:p text:style-name="P4">Operator Aritmatika ada 5 macam, sebutkan 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23T09:01:51</meta:creation-date>
    <dc:date>2011-09-23T09:11:48</dc:date>
    <dc:creator>izwan </dc:creator>
    <meta:editing-duration>PT00H09M57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13" meta:word-count="85" meta:character-count="508"/>
  </office:meta>
</office:document-meta>
</file>